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0000000200616871922E80B6F4.jpg" manifest:media-type="image/jpeg"/>
  <manifest:file-entry manifest:full-path="Pictures/1000000100000400000003DE9FCBCBC336C62FF1.png" manifest:media-type="image/png"/>
  <manifest:file-entry manifest:full-path="Pictures/1000000000000192000000E776F05115D3CF2BD2.png" manifest:media-type="image/png"/>
  <manifest:file-entry manifest:full-path="Pictures/10000001000001B000000040B3088F8BC777C8F5.png" manifest:media-type="image/png"/>
  <manifest:file-entry manifest:full-path="Pictures/100000000000020000000200FFB8FEEE5237C47C.jpg" manifest:media-type="image/jpeg"/>
  <manifest:file-entry manifest:full-path="Pictures/100000000000020000000200B7DA4DD4BAECD386.jpg" manifest:media-type="image/jpeg"/>
  <manifest:file-entry manifest:full-path="Pictures/1000000100000300000002E07288B150ADFDC9B3.png" manifest:media-type="image/png"/>
  <manifest:file-entry manifest:full-path="Pictures/100000000000020000000200A73B5BE2265E150C.jpg" manifest:media-type="image/jpeg"/>
  <manifest:file-entry manifest:full-path="styles.xml" manifest:media-type="text/xml"/>
  <manifest:file-entry manifest:full-path="settings.xml" manifest:media-type="text/xml"/>
  <manifest:file-entry manifest:full-path="Media/taratata-6264.mp3" manifest:media-type="audio/mpe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uhaus 93" svg:font-family="'Bauhaus 93'" style:font-family-generic="decorative" style:font-pitch="variable"/>
    <style:font-face style:name="Bernard MT Condensed" svg:font-family="'Bernard MT Condensed'" style:font-family-generic="roman" style:font-pitch="variable"/>
    <style:font-face style:name="Broadway" svg:font-family="Broadway" style:font-family-generic="decorative" style:font-pitch="variable"/>
    <style:font-face style:name="Goudy Stout" svg:font-family="'Goudy Stout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dp2" style:family="drawing-page">
      <style:drawing-page-properties draw:fill="bitmap" draw:fill-image-name="Bitmap_20_1" style:repeat="stretch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fill="bitmap" draw:fill-color="#ffee58" draw:fill-image-name="Cardboard" draw:opacity="100%" draw:opacity-name="" draw:textarea-horizontal-align="justify" draw:textarea-vertical-align="middle" draw:auto-grow-height="false" fo:min-height="1.556cm" fo:min-width="7.5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>
      <style:graphic-properties draw:fill="bitmap" draw:fill-color="#ffee58" draw:fill-image-name="Cardboard" draw:opacity="100%" draw:opacity-name="" draw:textarea-horizontal-align="justify" draw:textarea-vertical-align="middle" draw:auto-grow-height="false" fo:min-height="5.842cm" fo:min-width="14.84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style:font-name="Showcard Gothic" fo:font-size="32pt" style:font-size-asian="32pt" style:font-size-complex="32pt"/>
    </style:style>
    <style:style style:name="P4" style:family="paragraph">
      <loext:graphic-properties draw:fill="bitmap" draw:fill-color="#ffee58" draw:fill-image-name="Cardboard" draw:opacity="100%"/>
      <style:paragraph-properties fo:text-align="center"/>
      <style:text-properties fo:color="#808080" loext:opacity="100%" style:font-name="Showcard Gothic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  <style:text-properties fo:color="#004d40" loext:opacity="100%" style:font-name="Showcard Gothic" fo:font-size="60pt" fo:font-style="normal" fo:text-shadow="none" fo:background-color="transparent" style:font-size-asian="60pt" style:font-style-asian="normal" style:font-size-complex="60pt" style:font-style-complex="normal"/>
    </style:style>
    <style:style style:name="P6" style:family="paragraph">
      <loext:graphic-properties draw:fill="none" draw:fill-color="#ffffff"/>
      <style:paragraph-properties fo:text-align="center"/>
      <style:text-properties fo:color="#004d40" loext:opacity="100%" style:font-name="Showcard Gothic" fo:font-size="60pt" fo:font-style="normal" fo:text-shadow="none" fo:background-color="transparent" style:font-size-asian="60pt" style:font-style-asian="normal" style:font-size-complex="60pt" style:font-style-complex="normal"/>
    </style:style>
    <style:style style:name="P7" style:family="paragraph">
      <style:paragraph-properties fo:text-align="center"/>
      <style:text-properties style:font-name="Broadway" fo:font-size="32pt" style:font-size-asian="32pt" style:font-size-complex="32pt"/>
    </style:style>
    <style:style style:name="P8" style:family="paragraph">
      <loext:graphic-properties draw:fill="bitmap" draw:fill-color="#ffee58" draw:fill-image-name="Cardboard" draw:opacity="100%"/>
      <style:paragraph-properties fo:text-align="center"/>
      <style:text-properties fo:color="#808080" loext:opacity="100%" style:font-name="Broadway"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font-name="Showcard Gothic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004d40" loext:opacity="100%" style:font-name="Showcard Gothic" fo:font-size="60pt" fo:font-style="normal" fo:text-shadow="none" fo:background-color="transparent" style:font-size-asian="60pt" style:font-style-asian="normal" style:font-size-complex="60pt" style:font-style-complex="normal"/>
    </style:style>
    <style:style style:name="T3" style:family="text">
      <style:text-properties style:font-name="Broadway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25cm" svg:height="1.75cm" svg:x="26cm" svg:y="19cm">
          <draw:image xlink:href="Pictures/1000000000000192000000E776F05115D3CF2BD2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1.187cm" svg:x="12.25cm" svg:y="14.75cm">
          <draw:text-box>
            <text:p/>
          </draw:text-box>
        </draw:frame>
        <draw:custom-shape draw:style-name="gr3" draw:text-style-name="P4" draw:layer="layout" svg:width="8.25cm" svg:height="2cm" svg:x="11cm" svg:y="12.25cm">
          <text:p text:style-name="P3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25cm" svg:height="2cm" svg:x="11cm" svg:y="15cm">
          <text:p text:style-name="P3"><text:span text:style-name="T1">CRÉD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25cm" svg:height="2cm" svg:x="11cm" svg:y="17.5cm">
          <text:p text:style-name="P3"><text:span text:style-name="T1">SALI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2.75cm" svg:height="4.485cm" svg:x="13.75cm" svg:y="3.75cm">
          <draw:text-box>
            <text:p text:style-name="P5"><text:span text:style-name="T2">LA HUERTA MÁGICA</text:span></text:p>
          </draw:text-box>
        </draw:frame>
      </draw:page>
      <draw:page draw:name="page2" draw:style-name="dp2" draw:master-page-name="Predeterminado">
        <draw:custom-shape draw:style-name="gr5" draw:text-style-name="P8" draw:layer="layout" svg:width="16cm" svg:height="6.75cm" svg:x="6.5cm" svg:y="7cm">
          <text:p text:style-name="P7"><text:span text:style-name="T3">PRODUCER AND PROJECT DIRECTOR</text:span></text:p>
          <text:p text:style-name="P7"><text:span text:style-name="T3"/></text:p>
          <text:p text:style-name="P7"><text:span text:style-name="T3">Miriam Agu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bjeto multimedia 1" draw:style-name="gr6" draw:layer="layout" svg:width="2.25cm" svg:height="2.25cm" svg:x="27cm" svg:y="18.5cm">
          <draw:plugin xlink:href="Media/taratata-626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uhaus 93" svg:font-family="'Bauhaus 93'" style:font-family-generic="decorative" style:font-pitch="variable"/>
    <style:font-face style:name="Bernard MT Condensed" svg:font-family="'Bernard MT Condensed'" style:font-family-generic="roman" style:font-pitch="variable"/>
    <style:font-face style:name="Broadway" svg:font-family="Broadway" style:font-family-generic="decorative" style:font-pitch="variable"/>
    <style:font-face style:name="Goudy Stout" svg:font-family="'Goudy Stout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400000003DE9FCBCBC336C62FF1.png" xlink:type="simple" xlink:show="embed" xlink:actuate="onLoad"/>
    <draw:fill-image draw:name="Cardboard" xlink:href="Pictures/100000000000020000000200616871922E80B6F4.jpg" xlink:type="simple" xlink:show="embed" xlink:actuate="onLoad"/>
    <draw:fill-image draw:name="Color_20_Stripes" draw:display-name="Color Stripes" xlink:href="Pictures/10000001000001B000000040B3088F8BC777C8F5.png" xlink:type="simple" xlink:show="embed" xlink:actuate="onLoad"/>
    <draw:fill-image draw:name="Concrete" xlink:href="Pictures/100000000000020000000200FFB8FEEE5237C47C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fill-image draw:name="background" xlink:href="Pictures/1000000100000300000002E07288B150ADFDC9B3.png" xlink:type="simple" xlink:show="embed" xlink:actuate="onLoad"/>
    <draw:opacity draw:name="Transparency_20_1" draw:display-name="Transparency 1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ellipsoid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22:07:43.603000000</meta:creation-date>
    <dc:date>2023-10-10T00:21:09.814000000</dc:date>
    <meta:editing-duration>PT2H13M25S</meta:editing-duration>
    <meta:editing-cycles>2</meta:editing-cycles>
    <meta:generator>LibreOffice/7.6.2.1$Windows_X86_64 LibreOffice_project/56f7684011345957bbf33a7ee678afaf4d2ba333</meta:generator>
    <meta:document-statistic meta:object-count="8"/>
  </office:meta>
</office:document-meta>
</file>